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-width="0.102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10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6cm" fo:min-width="0.3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35cm" fo:min-width="0.3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.3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0.38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Ultrafine_20_Dashed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="dash" draw:stroke-dash="Ultrafine_20_Dashed" draw:fill="none" draw:textarea-vertical-align="middle"/>
    </style:style>
    <style:style style:name="gr14" style:family="graphic" style:parent-style-name="objectwithoutfill">
      <style:graphic-properties draw:marker-start="Arrow" draw:marker-start-width="0.102cm" draw:marker-end="Arrow" draw:marker-end-width="0.102cm" draw:fill="none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.38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02cm" fo:min-width="0cm"/>
    </style:style>
    <style:style style:name="P1" style:family="paragraph">
      <style:paragraph-properties fo:text-align="center"/>
    </style:style>
    <style:style style:name="P2" style:family="paragraph">
      <style:text-properties style:text-position="0% 100%"/>
    </style:style>
    <style:style style:name="P3" style:family="paragraph">
      <style:text-properties fo:font-size="12pt" style:font-size-asian="12pt" style:font-size-complex="12pt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sub 58%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sub 58%" fo:font-size="14pt" style:font-size-asian="14pt" style:font-size-complex="14pt"/>
    </style:style>
    <style:style style:name="T6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style:style style:name="T7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11.922cm" svg:y="1.9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1.922cm" svg:y="3.6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1.922cm" svg:y="5.46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11.922cm" svg:y="8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569cm" svg:height="0.962cm" draw:transform="rotate (1.5707963267949) translate (11.922cm 8.259cm)">
          <draw:text-box>
            <text:p><text:s/>. . .</text:p>
          </draw:text-box>
        </draw:frame>
        <draw:custom-shape draw:style-name="gr3" draw:text-style-name="P1" draw:layer="layout" svg:width="1.27cm" svg:height="1.27cm" svg:x="17.764cm" svg:y="4.576cm">
          <text:p text:style-name="P1">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13.192cm" svg:y1="2.544cm" svg:x2="17.891cm" svg:y2="4.703cm">
          <text:p/>
        </draw:line>
        <draw:line draw:style-name="gr4" draw:text-style-name="P1" draw:layer="layout" svg:x1="13.192cm" svg:y1="4.449cm" svg:x2="17.764cm" svg:y2="4.957cm">
          <text:p/>
        </draw:line>
        <draw:line draw:style-name="gr4" draw:text-style-name="P1" draw:layer="layout" svg:x1="13.192cm" svg:y1="5.846cm" svg:x2="17.764cm" svg:y2="5.338cm">
          <text:p/>
        </draw:line>
        <draw:line draw:style-name="gr4" draw:text-style-name="P1" draw:layer="layout" svg:x1="13.319cm" svg:y1="8.767cm" svg:x2="17.891cm" svg:y2="5.592cm">
          <text:p/>
        </draw:line>
        <draw:frame draw:style-name="gr5" draw:layer="layout" svg:width="1.404cm" svg:height="1.566cm" svg:x="12.169cm" svg:y="5.572cm">
          <draw:text-box>
            <text:p>h<text:span text:style-name="T1">2</text:span></text:p>
          </draw:text-box>
        </draw:frame>
        <draw:frame draw:style-name="gr6" draw:layer="layout" svg:width="1.15cm" svg:height="1.185cm" svg:x="12.042cm" svg:y="8.197cm">
          <draw:text-box>
            <text:p>h<text:span text:style-name="T1">n</text:span></text:p>
          </draw:text-box>
        </draw:frame>
        <draw:frame draw:style-name="gr7" draw:layer="layout" svg:width="1.186cm" svg:height="2.139cm" svg:x="12.049cm" svg:y="3.794cm">
          <draw:text-box>
            <text:p>h<text:span text:style-name="T1">1</text:span></text:p>
          </draw:text-box>
        </draw:frame>
        <draw:frame draw:style-name="gr8" draw:layer="layout" svg:width="3.175cm" svg:height="1.171cm" svg:x="4.429cm" svg:y="2.75cm">
          <draw:text-box>
            <text:p>x<text:span text:style-name="T1">0</text:span><text:span text:style-name="T2"> = +1</text:span></text:p>
          </draw:text-box>
        </draw:frame>
        <draw:frame draw:style-name="gr8" draw:text-style-name="P2" draw:layer="layout" svg:width="1.023cm" svg:height="0.962cm" svg:x="19.154cm" svg:y="4.675cm">
          <draw:text-box>
            <text:p><text:span text:style-name="T2">y</text:span></text:p>
          </draw:text-box>
        </draw:frame>
        <draw:line draw:style-name="gr9" draw:text-style-name="P1" draw:layer="layout" svg:x1="2.651cm" svg:y1="26.136cm" svg:x2="10.144cm" svg:y2="26.136cm">
          <text:p/>
        </draw:line>
        <draw:line draw:style-name="gr9" draw:text-style-name="P1" draw:layer="layout" svg:x1="2.645cm" svg:y1="26.146cm" svg:x2="2.586cm" svg:y2="18.963cm">
          <text:p/>
        </draw:line>
        <draw:custom-shape draw:style-name="gr10" draw:text-style-name="P1" draw:layer="layout" svg:width="0.381cm" svg:height="0.381cm" svg:x="5.748cm" svg:y="19.949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81cm" svg:height="0.381cm" svg:x="6.777cm" svg:y="20.2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7.685cm" svg:y="19.6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5.993cm" svg:y="21.64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7.501cm" svg:y="23.05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7.609cm" svg:y="21.4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8.717cm" svg:y="21.77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8.725cm" svg:y="23.28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7.533cm" svg:y="20.58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4.348cm" svg:y="23.75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3.856cm" svg:y="25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4.864cm" svg:y="22.5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3.672cm" svg:y="23.2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5.18cm" svg:y="24.6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6.088cm" svg:y="24.2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6.196cm" svg:y="25.4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6.904cm" svg:y="24.6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3.475cm" svg:y1="18.201cm" svg:x2="8.174cm" svg:y2="26.075cm">
          <text:p/>
        </draw:line>
        <draw:line draw:style-name="gr12" draw:text-style-name="P1" draw:layer="layout" svg:x1="3.729cm" svg:y1="20.079cm" svg:x2="8.682cm" svg:y2="25.794cm">
          <text:p/>
        </draw:line>
        <draw:line draw:style-name="gr13" draw:text-style-name="P1" draw:layer="layout" svg:x1="4.048cm" svg:y1="19.542cm" svg:x2="9.382cm" svg:y2="25.13cm">
          <text:p/>
        </draw:line>
        <draw:line draw:style-name="gr13" draw:text-style-name="P1" draw:layer="layout" svg:x1="2.651cm" svg:y1="20.177cm" svg:x2="8.239cm" svg:y2="26.019cm">
          <text:p/>
        </draw:line>
        <draw:line draw:style-name="gr14" draw:text-style-name="P1" draw:layer="layout" svg:x1="4.683cm" svg:y1="22.336cm" svg:x2="5.742cm" svg:y2="21.203cm">
          <text:p/>
        </draw:line>
        <draw:frame draw:style-name="gr2" draw:layer="layout" svg:width="1.056cm" svg:height="1.171cm" svg:x="3.983cm" svg:y="18.455cm">
          <draw:text-box>
            <text:p>h<text:span text:style-name="T3">1</text:span></text:p>
          </draw:text-box>
        </draw:frame>
        <draw:frame draw:style-name="gr2" draw:layer="layout" svg:width="1.056cm" svg:height="1.171cm" svg:x="3.094cm" svg:y="19.471cm">
          <draw:text-box>
            <text:p>h<text:span text:style-name="T3">2</text:span></text:p>
          </draw:text-box>
        </draw:frame>
        <draw:frame draw:style-name="gr2" draw:layer="layout" svg:width="1.099cm" svg:height="0.968cm" svg:x="3.054cm" svg:y="20.741cm">
          <draw:text-box>
            <text:p><text:span text:style-name="T4">h</text:span><text:span text:style-name="T5">22</text:span></text:p>
          </draw:text-box>
        </draw:frame>
        <draw:frame draw:style-name="gr2" draw:layer="layout" svg:width="1.099cm" svg:height="0.968cm" svg:x="4.745cm" svg:y="19.725cm">
          <draw:text-box>
            <text:p><text:span text:style-name="T4">h</text:span><text:span text:style-name="T5">21</text:span></text:p>
          </draw:text-box>
        </draw:frame>
        <draw:line draw:style-name="gr9" draw:text-style-name="P1" draw:layer="layout" svg:x1="2.778cm" svg:y1="17.256cm" svg:x2="2.778cm" svg:y2="12.684cm">
          <text:p/>
        </draw:line>
        <draw:line draw:style-name="gr9" draw:text-style-name="P1" draw:layer="layout" svg:x1="2.778cm" svg:y1="17.229cm" svg:x2="7.35cm" svg:y2="17.229cm">
          <text:p/>
        </draw:line>
        <draw:custom-shape draw:style-name="gr10" draw:text-style-name="P1" draw:layer="layout" svg:width="0.381cm" svg:height="0.381cm" svg:x="3.032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3.032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4.8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5.953cm" svg:y="1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4.302cm" svg:y="14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4.81cm" svg:y="14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778cm" svg:height="1.778cm" svg:x="3.921cm" svg:y="1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.778cm" svg:height="1.016cm" svg:x="7.985cm" svg:y="14.589cm">
          <text:p text:style-name="P1"><text:span text:style-name="T6">Φ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" draw:text-style-name="P1" draw:layer="layout" svg:x1="11.922cm" svg:y1="17.129cm" svg:x2="11.922cm" svg:y2="12.557cm">
          <text:p/>
        </draw:line>
        <draw:line draw:style-name="gr9" draw:text-style-name="P1" draw:layer="layout" svg:x1="11.922cm" svg:y1="17.102cm" svg:x2="16.494cm" svg:y2="17.102cm">
          <text:p/>
        </draw:line>
        <draw:custom-shape draw:style-name="gr10" draw:text-style-name="P1" draw:layer="layout" svg:width="0.381cm" svg:height="0.381cm" svg:x="14.716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15.605cm" svg:y="14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13.954cm" svg:y="12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15.097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12.557cm" svg:y="15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13.446cm" svg:y="16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3.065cm" svg:y1="13.319cm" svg:x2="14.97cm" svg:y2="16.621cm">
          <text:p/>
        </draw:line>
        <draw:frame draw:style-name="gr17" draw:layer="layout" svg:width="1.397cm" svg:height="0.962cm" svg:x="12.303cm" svg:y="12.557cm">
          <draw:text-box>
            <text:p>h</text:p>
          </draw:text-box>
        </draw:frame>
        <draw:custom-shape draw:style-name="gr1" draw:text-style-name="P1" draw:layer="layout" svg:width="1.27cm" svg:height="1.27cm" svg:x="7.04cm" svg:y="7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6.969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6.969cm" svg:y="2.6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1.023cm" svg:height="1.566cm" svg:x="5.819cm" svg:y="7.435cm">
          <draw:text-box>
            <text:p>x<text:span text:style-name="T1">k</text:span></text:p>
          </draw:text-box>
        </draw:frame>
        <draw:frame draw:style-name="gr7" draw:layer="layout" svg:width="1.023cm" svg:height="2.139cm" svg:x="5.819cm" svg:y="4.937cm">
          <draw:text-box>
            <text:p>x<text:span text:style-name="T1">1</text:span></text:p>
          </draw:text-box>
        </draw:frame>
        <draw:line draw:style-name="gr4" draw:text-style-name="P1" draw:layer="layout" svg:x1="8.239cm" svg:y1="3.286cm" svg:x2="11.922cm" svg:y2="2.524cm">
          <text:p/>
        </draw:line>
        <draw:line draw:style-name="gr4" draw:text-style-name="P1" draw:layer="layout" svg:x1="8.239cm" svg:y1="5.445cm" svg:x2="11.922cm" svg:y2="2.524cm">
          <text:p/>
        </draw:line>
        <draw:line draw:style-name="gr4" draw:text-style-name="P1" draw:layer="layout" svg:x1="8.366cm" svg:y1="7.731cm" svg:x2="11.922cm" svg:y2="2.524cm">
          <text:p/>
        </draw:line>
        <draw:line draw:style-name="gr4" draw:text-style-name="P1" draw:layer="layout" svg:x1="8.239cm" svg:y1="3.286cm" svg:x2="11.922cm" svg:y2="4.302cm">
          <text:p/>
        </draw:line>
        <draw:line draw:style-name="gr4" draw:text-style-name="P1" draw:layer="layout" svg:x1="8.239cm" svg:y1="3.286cm" svg:x2="11.922cm" svg:y2="6.08cm">
          <text:p/>
        </draw:line>
        <draw:line draw:style-name="gr4" draw:text-style-name="P1" draw:layer="layout" svg:x1="8.239cm" svg:y1="3.286cm" svg:x2="11.922cm" svg:y2="8.747cm">
          <text:p/>
        </draw:line>
        <draw:line draw:style-name="gr4" draw:text-style-name="P1" draw:layer="layout" svg:x1="8.239cm" svg:y1="5.445cm" svg:x2="11.922cm" svg:y2="4.302cm">
          <text:p/>
        </draw:line>
        <draw:line draw:style-name="gr4" draw:text-style-name="P1" draw:layer="layout" svg:x1="8.239cm" svg:y1="7.858cm" svg:x2="11.922cm" svg:y2="4.302cm">
          <text:p/>
        </draw:line>
        <draw:line draw:style-name="gr4" draw:text-style-name="P1" draw:layer="layout" svg:x1="8.239cm" svg:y1="5.572cm" svg:x2="11.922cm" svg:y2="6.08cm">
          <text:p/>
        </draw:line>
        <draw:line draw:style-name="gr4" draw:text-style-name="P1" draw:layer="layout" svg:x1="8.239cm" svg:y1="7.858cm" svg:x2="11.922cm" svg:y2="6.08cm">
          <text:p/>
        </draw:line>
        <draw:line draw:style-name="gr4" draw:text-style-name="P1" draw:layer="layout" svg:x1="8.366cm" svg:y1="5.445cm" svg:x2="11.922cm" svg:y2="8.747cm">
          <text:p/>
        </draw:line>
        <draw:line draw:style-name="gr4" draw:text-style-name="P1" draw:layer="layout" svg:x1="8.239cm" svg:y1="5.445cm" svg:x2="12.049cm" svg:y2="8.747cm">
          <text:p/>
        </draw:line>
        <draw:frame draw:style-name="gr7" draw:layer="layout" svg:width="1.186cm" svg:height="2.139cm" svg:x="12.049cm" svg:y="1.909cm">
          <draw:text-box>
            <text:p>h<text:span text:style-name="T1">0</text:span></text:p>
          </draw:text-box>
        </draw:frame>
        <draw:frame draw:style-name="gr2" draw:text-style-name="P3" draw:layer="layout" svg:width="2.415cm" svg:height="0.725cm" svg:x="8.493cm" svg:y="2.016cm">
          <draw:text-box>
            <text:p><text:span text:style-name="T7">weights: a</text:span></text:p>
          </draw:text-box>
        </draw:frame>
        <draw:frame draw:style-name="gr18" draw:text-style-name="P3" draw:layer="layout" svg:width="2.415cm" svg:height="0.852cm" svg:x="13.952cm" svg:y="2.016cm">
          <draw:text-box>
            <text:p><text:span text:style-name="T7">weights: b</text:span></text:p>
          </draw:text-box>
        </draw:frame>
        <draw:frame draw:style-name="gr2" draw:layer="layout" svg:width="1.569cm" svg:height="0.962cm" draw:transform="rotate (1.5707963267949) translate (6.969cm 7.522cm)">
          <draw:text-box>
            <text:p><text:s/>. . .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bajeet </meta:initial-creator>
    <meta:creation-date>2014-04-07T02:37:57</meta:creation-date>
    <dc:date>2014-04-22T01:34:34</dc:date>
    <dc:creator>nabajeet </dc:creator>
    <meta:editing-duration>PT13M15S</meta:editing-duration>
    <meta:editing-cycles>9</meta:editing-cycles>
    <meta:generator>LibreOffice/3.5$Linux_x86 LibreOffice_project/350m1$Build-2</meta:generator>
    <meta:document-statistic meta:object-count="84"/>
  </office:meta>
</office:document-meta>
</file>